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xml:id="id2" draw:id="id2" draw:layer="layout" svg:width="8.334cm" svg:height="13.327cm" draw:transform="rotate (-1.5707963267946) translate (17.1056621108152cm 1.91619014896788cm)" svg:viewBox="0 0 8335 13328" svg:d="m1061 13303c661 1 1323 10 1984 0 642-10 1284-2 1929-55 586-48 1213 203 1764 0 764-282 779-1228 937-1929 133-591 232-1221 110-1819-135-661-331-1314-330-1985 1-755-131-1533 165-2260 368-903 354-1863 441-2811 61-670 406-1342 220-1984-251-865-1239-236-1874-276-826-52-1633 36-2480 166-672 103-1067 798-1709 606-751-225-1171 494-1323 1047-174 633-471 1284-331 1929 157 723-153 1342-220 2040-59 615-107 1219-221 1819-183 964-237 2085 386 2866 495 620 45 1201 111 1819l606 607 165 165">
          <text:p/>
        </draw:path>
        <draw:path draw:style-name="gr1" draw:text-style-name="P1" draw:layer="layout" svg:width="1.581cm" svg:height="3.723cm" draw:transform="rotate (-1.5707963267946) translate (10.641611158322cm 4.16516438749085cm)" svg:viewBox="0 0 1582 3724" svg:d="m134 3697c499-145 1407 401 1434-551 15-550 23-1103 0-1654-22-517 211-1411-717-1488-785-66-915 766-827 1268 96 546 36 1102 55 1653v552l55 165z">
          <text:p/>
        </draw:path>
        <draw:frame draw:style-name="gr2" draw:layer="layout" svg:width="1.836cm" svg:height="0.963cm" svg:x="11.229cm" svg:y="4.81cm">
          <draw:text-box>
            <text:p>login</text:p>
          </draw:text-box>
        </draw:frame>
        <draw:path draw:style-name="gr3" draw:text-style-name="P1" xml:id="id6" draw:id="id6" draw:layer="layout" svg:width="8.479cm" svg:height="14.03cm" draw:transform="rotate (-1.5707963267946) translate (37.2219631393824cm 2.17869801892695cm)" svg:viewBox="0 0 8480 14031" svg:d="m1073 13961c789 1 1581-12 2370 0 716 11 1433-24 2150 55 600 66 1220-81 1709-551 641-616 187-1375 165-2039-21-648-119-1287-55-1930 70-696-98-1413 165-2094 258-668 165-1400 56-2095-88-563-50-1161 661-1764 527-447-216-1353-386-2039-187-758-823-1168-1433-1323-733-186-1507-101-2260-166-659-57-1332 107-1984 0-894-147-1226 819-1378 1434-203 821-478 1635-552 2480-60 688-146 1355-275 2040-140 747 326 1273 386 1929 54 586-171 1217 55 1764 254 614-4 1178 55 1764 58 571-177 1201 220 1708l331 552 221 330z">
          <text:p/>
        </draw:path>
        <draw:frame draw:style-name="gr2" draw:layer="layout" svg:width="5.294cm" svg:height="0.963cm" svg:x="24.777cm" svg:y="3.913cm">
          <draw:text-box>
            <text:p>Request a Game</text:p>
          </draw:text-box>
        </draw:frame>
        <draw:frame draw:style-name="gr2" xml:id="id1" draw:id="id1" draw:layer="layout" svg:width="2.437cm" svg:height="0.963cm" svg:x="26.503cm" svg:y="6.387cm">
          <draw:text-box>
            <text:p>Logout</text:p>
          </draw:text-box>
        </draw:frame>
        <draw:connector draw:style-name="gr4" draw:text-style-name="P1" draw:layer="layout" draw:type="curve" svg:x1="26.503cm" svg:y1="6.868cm" svg:x2="17.106cm" svg:y2="6.084cm" draw:start-shape="id1" draw:start-glue-point="3" draw:end-shape="id2" svg:d="m26503 6868c-7047 0-2349-784-9397-784">
          <text:p/>
        </draw:connector>
        <draw:line draw:style-name="gr4" draw:text-style-name="P1" draw:layer="layout" svg:x1="16.24cm" svg:y1="4.81cm" svg:x2="23.225cm" svg:y2="4.81cm">
          <text:p/>
        </draw:line>
        <draw:path draw:style-name="gr1" draw:text-style-name="P1" xml:id="id4" draw:id="id4" draw:layer="layout" svg:width="13.278cm" svg:height="14.717cm" draw:transform="rotate (-1.5707963267946) translate (20.1191303697839cm 12.1597786188633cm)" svg:viewBox="0 0 13279 14718" svg:d="m1400 14607c643 0 1287 44 1929 0 681-47 1359-49 2040-55 660-6 1322 0 1984 0 771 0 1544 16 2315 0 643-13 1294 68 1929-110 771-216 707-1128 772-1764 70-683-188-1267-110-1929 82-695 85-1402 220-2095 110-566 315-1128 276-1709-60-891 786-1657 441-2535-237-604-289-1252-441-1874-142-583-51-1321-882-1599-576-192-1089-563-1709-606-776-54-1544-14-2315-110-878-109-1762-213-2646-221-672-6-1327 202-1984 331-625 123-1243 278-1874 386-731 125-1380 713-1213 1543 131 649 25 1324 0 1984-24 649 61 1289 110 1930 56 724-220 1433-110 2149 97 631-216 1185-110 1819 107 638 229 1282 220 1930-9 649 226 1276 717 1653l441 552 551 330 110 111">
          <text:p/>
        </draw:path>
        <draw:rect draw:style-name="gr5" draw:text-style-name="P1" xml:id="id3" draw:id="id3" draw:layer="layout" svg:width="6.35cm" svg:height="8.255cm" svg:x="9.255cm" svg:y="14.335cm">
          <text:p/>
        </draw:rect>
        <draw:custom-shape draw:style-name="gr6" draw:text-style-name="P1" draw:layer="layout" svg:width="0.635cm" svg:height="0.635cm" svg:x="11.16cm" svg:y="20.6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0.635cm" svg:height="0.635cm" svg:x="12.43cm" svg:y="17.5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1" draw:layer="layout" svg:width="0.635cm" svg:height="0.635cm" svg:x="13.065cm" svg:y="20.05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type="curve" svg:x1="23.098cm" svg:y1="8.043cm" svg:x2="12.43cm" svg:y2="14.335cm" draw:end-shape="id3" draw:end-glue-point="0" svg:d="m23098 8043c0 4344-10668 1198-10668 6292">
          <text:p/>
        </draw:connector>
        <draw:path draw:style-name="gr1" draw:text-style-name="P1" draw:layer="layout" svg:width="13.871cm" svg:height="13.375cm" draw:transform="rotate (-1.5707963267946) translate (37.8707428893772cm 12.5281854621501cm)" svg:viewBox="0 0 13872 13376" svg:d="m134 13363c550 1 1102 29 1653 0 626-33 1251-86 1874-165 678-86 1360-37 2040-56 607-17 1207-144 1819-110 605 33 1209 22 1819 55 569 31 1143 49 1709-110 700-197 1468-57 2149-331 773-311 637-1220 662-1874 33-881 3-1757-110-2646-102-801-201-1642 0-2425 254-989-612-1177-662-2095-48-872 97-1730-165-2535-250-769-1254-413-1874-331-778 103-1545 86-2316 110-896 28-1777-146-2645-330-656-139-1307-322-1985-331-700-10-1401-265-2094-166-800 114-987 1135-1048 1819-62 694-638 1094-551 1875 62 562-450 1074-386 1653 71 644 22 1288 55 1930 35 683 88 1370-55 2039-176 824 731 930 551 1709-134 580-223 1434 607 1653h551l276 552 55 110">
          <text:p/>
        </draw:path>
        <draw:frame draw:style-name="gr2" draw:layer="layout" svg:width="1.531cm" svg:height="0.963cm" svg:x="16.875cm" svg:y="18.145cm">
          <draw:text-box>
            <text:p>HIT</text:p>
          </draw:text-box>
        </draw:frame>
        <draw:connector draw:style-name="gr4" draw:text-style-name="P1" draw:layer="layout" draw:type="curve" svg:x1="20.119cm" svg:y1="18.799cm" svg:x2="24.584cm" svg:y2="21.332cm" draw:start-shape="id4" draw:start-glue-point="1" svg:d="m20119 18799c3724 0 1492 2533 4465 2533">
          <text:p/>
        </draw:connector>
        <draw:path draw:style-name="gr1" draw:text-style-name="P1" draw:layer="layout" svg:width="6.134cm" svg:height="2.282cm" draw:transform="rotate (0.982271303022223) translate (27.9134659848346cm 19.4815915007501cm)" svg:viewBox="0 0 6135 2283" svg:d="m0 84c759-191 1490 2 2263 14 783 12 1590-145 2308 182 550 251 1493 185 1560 947 65 730-817 1064-1482 1056-716-9-1416-71-2125-106l-857-91-734-107 61-106">
          <text:p/>
        </draw:path>
        <draw:path draw:style-name="gr1" draw:text-style-name="P1" draw:layer="layout" svg:width="1.748cm" svg:height="0.826cm" draw:transform="rotate (-1.10810954209099) translate (31.520442546436cm 15.4121279790353cm)" svg:viewBox="0 0 1749 827" svg:d="m0 791c651 160 1283-229 1700-693l49-98">
          <text:p/>
        </draw:path>
        <draw:path draw:style-name="gr1" draw:text-style-name="P1" draw:layer="layout" svg:width="0.741cm" svg:height="0.004cm" draw:transform="rotate (-2.4148375530589) translate (32.3595310680097cm 15.271971549538cm)" svg:viewBox="0 0 742 5" svg:d="m0 5 742-5v0">
          <text:p/>
        </draw:path>
        <draw:path draw:style-name="gr1" draw:text-style-name="P1" draw:layer="layout" svg:width="2.602cm" svg:height="2.293cm" draw:transform="rotate (-1.42925012445789) translate (29.3735413113077cm 21.1208722825486cm)" svg:viewBox="0 0 2603 2294" svg:d="m0 2276c577 58 1175-185 1731-31 1026 284 646-752 833-1162l39-663-218-420">
          <text:p/>
        </draw:path>
        <draw:path draw:style-name="gr1" draw:text-style-name="P1" draw:layer="layout" svg:width="1.484cm" svg:height="1.369cm" draw:transform="rotate (-2.55306762981682) translate (30.5763991757854cm 22.3354050819899cm)" svg:viewBox="0 0 1485 1370" svg:d="m469 1255c561 396 1426-301 795-994-488-536-1743-204-1070 611l458 306 215 77">
          <text:p/>
        </draw:path>
        <draw:path draw:style-name="gr1" draw:text-style-name="P1" draw:layer="layout" svg:width="1.241cm" svg:height="2.231cm" svg:x="31.006cm" svg:y="20.648cm" svg:viewBox="0 0 1242 2232" svg:d="m303 2172c683 377 1511-1143 386-1102-754 28-1047-1253-55-1048l220 331">
          <text:p/>
        </draw:path>
        <draw:path draw:style-name="gr1" draw:text-style-name="P1" draw:layer="layout" svg:width="3.269cm" svg:height="1.539cm" draw:transform="rotate (-1.21073490210824) translate (33.3739396742519cm 19.8240432285064cm)" svg:viewBox="0 0 3270 1540" svg:d="m0 1345c709-6 1451-85 2122 151 628 220 1579-408 930-1064l-367-432">
          <text:p/>
        </draw:path>
        <draw:path draw:style-name="gr1" draw:text-style-name="P1" draw:layer="layout" svg:width="1.247cm" svg:height="0.228cm" draw:transform="rotate (0.419228086328959) translate (32.3738969863504cm 20.6270835002874cm)" svg:viewBox="0 0 1248 229" svg:d="m0 229 666-6 582-223">
          <text:p/>
        </draw:path>
        <draw:path draw:style-name="gr1" draw:text-style-name="P1" draw:layer="layout" svg:width="1.231cm" svg:height="0.123cm" draw:transform="rotate (0.507716279405055) translate (32.7866151653368cm 21.7543344690786cm)" svg:viewBox="0 0 1232 124" svg:d="m0 21 642-21 563 124 27-48">
          <text:p/>
        </draw:path>
        <draw:frame draw:style-name="gr2" xml:id="id5" draw:id="id5" draw:layer="layout" svg:width="3.838cm" svg:height="0.963cm" svg:x="28.912cm" svg:y="24.167cm">
          <draw:text-box>
            <text:p>Play Again?</text:p>
          </draw:text-box>
        </draw:frame>
        <draw:connector draw:style-name="gr4" draw:text-style-name="P1" draw:layer="layout" draw:type="curve" svg:x1="28.912cm" svg:y1="24.648cm" svg:x2="12.43cm" svg:y2="22.59cm" draw:start-shape="id5" draw:start-glue-point="3" draw:end-shape="id3" draw:end-glue-point="2" svg:d="m28912 24648c-10988 0-16482-686-16482-2058">
          <text:p/>
        </draw:connector>
        <draw:connector draw:style-name="gr4" draw:text-style-name="P1" draw:layer="layout" draw:type="curve" draw:line-skew="2.548cm" svg:x1="32.75cm" svg:y1="24.648cm" svg:x2="37.222cm" svg:y2="6.419cm" draw:start-shape="id5" draw:start-glue-point="1" draw:end-shape="id6" svg:d="m32750 24648c11281 0 9045-18229 4472-18229">
          <text:p/>
        </draw:connector>
        <draw:custom-shape draw:style-name="gr9" draw:text-style-name="P1" draw:layer="layout" svg:width="10.16cm" svg:height="1.905cm" svg:x="29.575cm" svg:y="1.635cm">
          <text:p text:style-name="P1">Some waiting stage after click</text:p>
          <text:p text:style-name="P1">If no player available</text:p>
          <draw:enhanced-geometry svg:viewBox="0 0 21600 21600" draw:text-areas="800 800 20800 20800" draw:mirror-horizontal="false" draw:mirror-vertical="false" draw:type="round-rectangular-callout" draw:modifiers="2123.64924712135 30008.814270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iam Knox</meta:initial-creator>
    <meta:creation-date>2011-09-25T06:07:01.82</meta:creation-date>
    <dc:date>2011-09-25T06:28:29.07</dc:date>
    <dc:creator>Liam Knox</dc:creator>
    <meta:editing-duration>PT6M16S</meta:editing-duration>
    <meta:editing-cycles>2</meta:editing-cycles>
    <meta:generator>OpenOffice.org/3.3$Win32 OpenOffice.org_project/330m20$Build-9567</meta:generator>
    <meta:document-statistic meta:object-count="30"/>
  </office:meta>
</office:document-meta>
</file>